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FRm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Hasl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ickenweg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aldkir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mmendinger Str.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aldkir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mmendinger Str.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2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dorfstraße/Im Roßschwei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 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hlienweg 2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 Paulusgemeind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1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hlienweg 2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 Paulusgemeind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141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waldstraße 8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waldstraße 8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hen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ücke         Arbeitsam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29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hrenbachalle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48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.1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.1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aße/Hirs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Tankstel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lchenstraße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lchenstraße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rarlberger Weg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146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uhbankweg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57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Hei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Clausenfeld 2/Im Stühli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latz KI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Hei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Clausenfeld 2/Im Stühli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KI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Hart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straß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lascont.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Ihr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erkofenstraße 6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6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Weiswei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Lä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Niederhausen-Ober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aße/Neustädt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meindehal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Ken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Ken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